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31cm" fo:min-width="5.673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153cm" fo:min-width="6.207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132cm" fo:min-width="5.012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4.172cm" fo:min-width="7.863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153cm" fo:min-width="6.206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79cm" fo:min-width="5.011cm"/>
      <style:paragraph-properties style:writing-mode="lr-tb"/>
    </style:style>
    <style:style style:name="gr8" style:family="graphic" style:parent-style-name="objectwithoutfill">
      <style:graphic-properties svg:stroke-color="#000000" draw:marker-end="Стили_20_стрелок_20_4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Стили_20_стрелок_20_5" draw:marker-end-width="0.3cm" draw:fill="none" draw:textarea-vertical-align="middl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  <style:text-properties fo:font-size="18.8999996185303pt"/>
    </style:style>
    <style:style style:name="P2" style:family="paragraph">
      <loext:graphic-properties draw:fill-color="#ffffff"/>
      <style:paragraph-properties fo:text-align="center"/>
      <style:text-properties fo:font-size="18.8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6.843cm" svg:height="2.381cm" svg:x="11.384cm" svg:y="1.031cm">
          <text:p text:style-name="P1">Начало программы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11.023cm" svg:height="3.402cm" svg:x="9.348cm" svg:y="4.735cm">
          <text:p text:style-name="P1">Вывод контекстного меню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3" draw:id="id3" draw:layer="layout" svg:width="11.023cm" svg:height="3.402cm" svg:x="9.381cm" svg:y="9.449cm">
          <text:p text:style-name="P1">Ввод Nofx,n,x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4" draw:id="id4" draw:layer="layout" svg:width="11.024cm" svg:height="4.763cm" svg:x="8.275cm" svg:y="14.399cm">
          <text:p text:style-name="P1">Ввод корректен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5" draw:id="id5" draw:layer="layout" svg:width="11.024cm" svg:height="4.763cm" svg:x="8.275cm" svg:y="20.474cm">
          <text:p text:style-name="P1">Nofx = 0? || n = 0? || x = 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6" draw:id="id6" draw:layer="layout" svg:width="8.363cm" svg:height="4.422cm" svg:x="9.596cm" svg:y="27.34cm">
          <text:p text:style-name="P1">Вычисление Y(x) и S(x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7" draw:id="id7" draw:layer="layout" svg:width="11.024cm" svg:height="3.402cm" svg:x="8.275cm" svg:y="33.61cm">
          <text:p text:style-name="P1">Вывод Y(x) и S(x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8" draw:id="id8" draw:layer="layout" svg:width="6.843cm" svg:height="2.381cm" svg:x="9.24cm" svg:y="38.306cm">
          <text:p text:style-name="P1">Останов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3" draw:layer="layout" draw:type="lines" svg:x1="14.805cm" svg:y1="3.412cm" svg:x2="14.86cm" svg:y2="4.735cm" draw:start-shape="id1" draw:start-glue-point="6" draw:end-shape="id2" draw:end-glue-point="5" svg:d="M14805 3412v501l55 321v501" svg:viewBox="0 0 56 1324">
          <text:p/>
        </draw:connector>
        <draw:connector draw:style-name="gr6" draw:text-style-name="P3" draw:layer="layout" draw:type="lines" svg:x1="14.86cm" svg:y1="8.137cm" svg:x2="14.893cm" svg:y2="9.449cm" draw:start-shape="id2" draw:start-glue-point="8" draw:end-shape="id3" draw:end-glue-point="5" svg:d="M14860 8137v502l33 309v501" svg:viewBox="0 0 34 1313">
          <text:p/>
        </draw:connector>
        <draw:connector draw:style-name="gr6" draw:text-style-name="P3" draw:layer="layout" draw:type="lines" svg:x1="13.77cm" svg:y1="12.851cm" svg:x2="13.787cm" svg:y2="14.399cm" draw:start-shape="id3" draw:start-glue-point="7" draw:end-shape="id4" draw:end-glue-point="4" svg:d="M13770 12851v502l17 544v502" svg:viewBox="0 0 18 1549">
          <text:p/>
        </draw:connector>
        <draw:connector draw:style-name="gr6" draw:text-style-name="P3" draw:layer="layout" draw:type="lines" svg:x1="13.787cm" svg:y1="19.162cm" svg:x2="13.787cm" svg:y2="20.474cm" draw:start-shape="id4" draw:start-glue-point="6" draw:end-shape="id5" draw:end-glue-point="4" svg:d="M13787 19162v501 309 502" svg:viewBox="0 0 1 1313">
          <text:p/>
        </draw:connector>
        <draw:connector draw:style-name="gr6" draw:text-style-name="P3" draw:layer="layout" draw:type="lines" svg:x1="13.787cm" svg:y1="25.237cm" svg:x2="13.778cm" svg:y2="27.34cm" draw:start-shape="id5" draw:start-glue-point="6" draw:end-shape="id6" draw:end-glue-point="4" svg:d="M13787 25237v501l-9 1101v501" svg:viewBox="0 0 10 2104">
          <text:p/>
        </draw:connector>
        <draw:connector draw:style-name="gr6" draw:text-style-name="P3" draw:layer="layout" draw:type="lines" svg:x1="13.778cm" svg:y1="31.762cm" svg:x2="13.787cm" svg:y2="33.61cm" draw:start-shape="id6" draw:start-glue-point="6" draw:end-shape="id7" draw:end-glue-point="5" svg:d="M13778 31762v502l9 845v501" svg:viewBox="0 0 10 1849">
          <text:p/>
        </draw:connector>
        <draw:connector draw:style-name="gr6" draw:text-style-name="P3" draw:layer="layout" draw:type="lines" svg:x1="12.664cm" svg:y1="37.012cm" svg:x2="12.661cm" svg:y2="38.306cm" draw:start-shape="id7" draw:start-glue-point="7" draw:end-shape="id8" draw:end-glue-point="4" svg:d="M12664 37012v502l-3 290v502" svg:viewBox="0 0 4 1295">
          <text:p/>
        </draw:connector>
        <draw:custom-shape draw:style-name="gr7" draw:text-style-name="P2" xml:id="id9" draw:id="id9" draw:layer="layout" svg:width="9.057cm" svg:height="3.039cm" svg:x="20.5cm" svg:y="15.25cm">
          <text:p text:style-name="P1">Вывод сообщения о некорректности ввода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3" draw:layer="layout" draw:type="lines" svg:x1="19.299cm" svg:y1="16.781cm" svg:x2="21.405cm" svg:y2="16.77cm" draw:start-shape="id4" draw:start-glue-point="7" draw:end-shape="id9" draw:end-glue-point="6" svg:d="M19299 16781h502l197-11h1407" svg:viewBox="0 0 2107 12">
          <text:p/>
        </draw:connector>
        <draw:connector draw:style-name="gr8" draw:text-style-name="P3" draw:layer="layout" draw:type="lines" draw:line-skew="0cm 5.095cm" svg:x1="25.934cm" svg:y1="15.25cm" svg:x2="19.282cm" svg:y2="11.15cm" draw:start-shape="id9" draw:start-glue-point="4" draw:end-shape="id3" draw:end-glue-point="9" svg:d="M25934 15250v-502l66-3598h-6718" svg:viewBox="0 0 6719 4101">
          <text:p/>
        </draw:connector>
        <draw:connector draw:style-name="gr9" draw:text-style-name="P3" draw:layer="layout" draw:type="lines" draw:line-skew="2.449cm 5.666cm" svg:x1="19.299cm" svg:y1="22.856cm" svg:x2="16.083cm" svg:y2="39.497cm" draw:start-shape="id5" draw:start-glue-point="7" draw:end-shape="id8" draw:end-glue-point="7" svg:d="M19299 22856h2951v16641h-6167" svg:viewBox="0 0 6168 16642">
          <text:p text:style-name="P4"/>
        </draw:connector>
        <draw:frame draw:style-name="gr10" draw:text-style-name="P5" draw:layer="layout" svg:width="1.75cm" svg:height="1cm" svg:x="19.75cm" svg:y="21.75cm">
          <draw:text-box>
            <text:p>Да</text:p>
          </draw:text-box>
        </draw:frame>
        <draw:frame draw:style-name="gr10" draw:text-style-name="P5" draw:layer="layout" svg:width="1.75cm" svg:height="1cm" svg:x="14cm" svg:y="25.75cm">
          <draw:text-box>
            <text:p>Нет</text:p>
          </draw:text-box>
        </draw:frame>
        <draw:frame draw:style-name="gr10" draw:text-style-name="P5" draw:layer="layout" svg:width="1.75cm" svg:height="1cm" svg:x="19.5cm" svg:y="15.75cm">
          <draw:text-box>
            <text:p>Нет</text:p>
          </draw:text-box>
        </draw:frame>
        <draw:frame draw:style-name="gr10" draw:text-style-name="P5" draw:layer="layout" svg:width="1.75cm" svg:height="1cm" svg:x="14cm" svg:y="19.25cm">
          <draw:text-box>
            <text:p>Да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21T02:20:30.593515024</meta:creation-date>
    <dc:date>2024-10-21T03:08:00.040633275</dc:date>
    <meta:editing-duration>PT6M7S</meta:editing-duration>
    <meta:editing-cycles>1</meta:editing-cycles>
    <meta:document-statistic meta:object-count="23"/>
    <meta:generator>LibreOffice/7.3.7.2$Linux_X86_64 LibreOffice_project/30$Build-2</meta:generator>
  </office:meta>
</office:document-meta>
</file>